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fo:color="#1c4587" loext:opacity="100%"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margin-left="2.54cm"/>
      <style:text-properties fo:color="#1c4587" loext:opacity="100%" fo:font-size="12pt" style:font-size-asian="12pt" style:font-size-complex="12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 style:list-style-name="WWNum2">
      <loext:graphic-properties draw:fill="solid" draw:fill-color="#ffffff"/>
      <style:paragraph-properties fo:background-color="#ffffff"/>
    </style:style>
    <style:style style:name="P5" style:family="paragraph" style:parent-style-name="Standard">
      <loext:graphic-properties draw:fill="solid" draw:fill-color="#ffffff"/>
      <style:paragraph-properties fo:background-color="#ffffff"/>
      <style:text-properties style:font-name="Roboto" fo:font-size="12pt" style:font-name-asian="Roboto1" style:font-size-asian="12pt" style:font-name-complex="Roboto1" style:font-size-complex="12pt"/>
    </style:style>
    <style:style style:name="P6" style:family="paragraph" style:parent-style-name="Standard" style:list-style-name="WWNum6">
      <loext:graphic-properties draw:fill="solid" draw:fill-color="#ffffff"/>
      <style:paragraph-properties fo:background-color="#ffffff"/>
    </style:style>
    <style:style style:name="P7" style:family="paragraph" style:parent-style-name="Standard">
      <style:text-properties fo:font-size="20pt" style:text-underline-style="solid" style:text-underline-width="auto" style:text-underline-color="font-color" style:font-size-asian="20pt" style:font-size-complex="20pt"/>
    </style:style>
    <style:style style:name="P8" style:family="paragraph" style:parent-style-name="Standard" style:list-style-name="WWNum1">
      <loext:graphic-properties draw:fill="solid" draw:fill-color="#ffffff"/>
      <style:paragraph-properties fo:background-color="#ffffff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loext:graphic-properties draw:fill="solid" draw:fill-color="#ffffff"/>
      <style:paragraph-properties fo:background-color="#ffffff"/>
      <style:text-properties fo:font-size="12pt" style:font-size-asian="12pt" style:font-size-complex="12pt"/>
    </style:style>
    <style:style style:name="P11" style:family="paragraph" style:parent-style-name="Standard" style:list-style-name="WWNum3"/>
    <style:style style:name="P12" style:family="paragraph" style:parent-style-name="Standard" style:list-style-name="WWNum4"/>
    <style:style style:name="P13" style:family="paragraph" style:parent-style-name="Standard" style:list-style-name="WWNum5"/>
    <style:style style:name="P14" style:family="paragraph" style:parent-style-name="Standard" style:master-page-name="Standard">
      <style:paragraph-properties style:page-number="1"/>
    </style:style>
    <style:style style:name="T1" style:family="text">
      <style:text-properties fo:color="#1c4587" loext:opacity="100%" fo:font-size="24pt" style:text-underline-style="solid" style:text-underline-width="auto" style:text-underline-color="font-color" fo:font-weight="bold" style:font-size-asian="24pt" style:font-weight-asian="bold" style:font-size-complex="24pt"/>
    </style:style>
    <style:style style:name="T2" style:family="text">
      <style:text-properties fo:color="#1c4587" loext:opacity="100%" fo:font-size="16pt" fo:font-weight="bold" style:font-size-asian="16pt" style:font-weight-asian="bold" style:font-size-complex="16pt"/>
    </style:style>
    <style:style style:name="T3" style:family="text">
      <style:text-properties fo:color="#1c4587" loext:opacity="100%"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color="#1c4587" loext:opacity="100%"/>
    </style:style>
    <style:style style:name="T5" style:family="text">
      <style:text-properties fo:color="#1c4587" loext:opacity="100%" fo:font-size="12pt" style:font-size-asian="12pt" style:font-size-complex="12pt"/>
    </style:style>
    <style:style style:name="T6" style:family="text">
      <style:text-properties fo:color="#1c4587" loext:opacity="100%" fo:font-size="20pt" style:text-underline-style="solid" style:text-underline-width="auto" style:text-underline-color="font-color" style:font-size-asian="20pt" style:font-size-complex="20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Roboto" fo:font-size="12pt" style:font-name-asian="Roboto1" style:font-size-asian="12pt" style:font-name-complex="Roboto1" style:font-size-complex="12pt"/>
    </style:style>
    <style:style style:name="T11" style:family="text">
      <style:text-properties fo:font-size="20pt" style:text-underline-style="solid" style:text-underline-width="auto" style:text-underline-color="font-color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 loext:marker-style-name="T1"><text:span text:style-name="T1">IT - Project Requirements</text:span><text:span text:style-name="T1"/></text:p>
      <text:p text:style-name="P1" loext:marker-style-name="T2"/>
      <text:p text:style-name="Standard" loext:marker-style-name="T7"><text:span text:style-name="T7">Group 12<text:tab/><text:tab/><text:tab/><text:tab/><text:tab/><text:tab/><text:tab/><text:tab/>Study Year: SS24</text:span><text:span text:style-name="T7"/></text:p>
      <text:p text:style-name="P3" loext:marker-style-name="T8"/>
      <text:p text:style-name="Standard" loext:marker-style-name="T4"><text:span text:style-name="T3">Story </text:span><text:span text:style-name="T3"/></text:p>
      <text:p text:style-name="P3" loext:marker-style-name="T8"/>
      <text:list text:style-name="WWNum2">
        <text:list-item>
          <text:p text:style-name="P4" loext:marker-style-name="T9"><text:span text:style-name="T9">Setting : Party environment</text:span><text:span text:style-name="T9"/></text:p>
        </text:list-item>
        <text:list-item>
          <text:p text:style-name="P4" loext:marker-style-name="T9"><text:span text:style-name="T9">Language : English</text:span><text:span text:style-name="T9"/></text:p>
        </text:list-item>
        <text:list-item>
          <text:p text:style-name="P4" loext:marker-style-name="T9"><text:span text:style-name="T9">An engaging and relatable story for the target audience (teenagers)</text:span><text:span text:style-name="T9"/></text:p>
        </text:list-item>
        <text:list-item>
          <text:p text:style-name="P4" loext:marker-style-name="T9"><text:span text:style-name="T9">Multiple endings / outcomes</text:span><text:span text:style-name="T9"/></text:p>
        </text:list-item>
        <text:list-item>
          <text:p text:style-name="P4" loext:marker-style-name="T9"><text:span text:style-name="T9">Decision based story telling</text:span><text:span text:style-name="T9"/></text:p>
        </text:list-item>
        <text:list-item>
          <text:p text:style-name="P4" loext:marker-style-name="T9"><text:span text:style-name="T9">Players learn about the risks of drug consumption</text:span><text:span text:style-name="T9"/></text:p>
        </text:list-item>
        <text:list-item>
          <text:p text:style-name="P4" loext:marker-style-name="T9"><text:span text:style-name="T9">Possible drugs: Alcohol, Cannabis, Amphetamine, Ketamin, Cocaine, Ecstasy, LSD, Heroin</text:span><text:span text:style-name="T9"/></text:p>
          <text:list>
            <text:list-item>
              <text:p text:style-name="P4" loext:marker-style-name="T9"><text:span text:style-name="T9">different rooms for different drugs</text:span><text:span text:style-name="T9"/></text:p>
            </text:list-item>
          </text:list>
        </text:list-item>
        <text:list-item>
          <text:p text:style-name="P4" loext:marker-style-name="T9"><text:span text:style-name="T9">the longer you stay in the room the worse it gets</text:span><text:span text:style-name="T9"/></text:p>
        </text:list-item>
        <text:list-item>
          <text:p text:style-name="P4" loext:marker-style-name="T9"><text:span text:style-name="T9">Party continues even if you’re sober</text:span><text:span text:style-name="T9"/></text:p>
          <text:list>
            <text:list-item>
              <text:p text:style-name="P4" loext:marker-style-name="T9"><text:span text:style-name="T9">Players still witness the downsides of consuming drugs</text:span><text:span text:style-name="T9"/></text:p>
            </text:list-item>
          </text:list>
        </text:list-item>
        <text:list-item>
          <text:p text:style-name="P4" loext:marker-style-name="T9"><text:span text:style-name="T9">Good ending: 100% sober</text:span><text:span text:style-name="T9"/></text:p>
        </text:list-item>
      </text:list>
      <text:p text:style-name="P3" loext:marker-style-name="T8"/>
      <text:p text:style-name="Standard" loext:marker-style-name="T3"><text:span text:style-name="T3">Game </text:span><text:span text:style-name="T3"/></text:p>
      <text:p text:style-name="P5" loext:marker-style-name="T10"/>
      <text:list text:style-name="WWNum6">
        <text:list-item>
          <text:p text:style-name="P6" loext:marker-style-name="T10"><text:span text:style-name="T10">Game mechanics (entering rooms, interacting with objects and characters, ...)</text:span><text:span text:style-name="T10"/></text:p>
        </text:list-item>
        <text:list-item>
          <text:p text:style-name="P6" loext:marker-style-name="T10"><text:span text:style-name="T10">Minimap for navigation</text:span><text:span text:style-name="T10"/></text:p>
        </text:list-item>
        <text:list-item>
          <text:p text:style-name="P6" loext:marker-style-name="T10"><text:span text:style-name="T10">Diagram for map</text:span><text:span text:style-name="T10"/></text:p>
        </text:list-item>
        <text:list-item>
          <text:p text:style-name="P6" loext:marker-style-name="T10"><text:span text:style-name="T10">SoberPoints (Healthpoints)</text:span><text:span text:style-name="T10"/></text:p>
        </text:list-item>
        <text:list-item>
          <text:p text:style-name="P6" loext:marker-style-name="T10"><text:span text:style-name="T10">Start Objective: “Have a good time”</text:span><text:span text:style-name="T10"/></text:p>
        </text:list-item>
        <text:list-item>
          <text:p text:style-name="P6" loext:marker-style-name="T10"><text:span text:style-name="T10">Objectives / Side Objectives</text:span><text:span text:style-name="T10"/></text:p>
        </text:list-item>
      </text:list>
      <text:p text:style-name="P7" loext:marker-style-name="T11"/>
      <text:p text:style-name="Standard" loext:marker-style-name="T3"><text:span text:style-name="T3">Website / UI</text:span><text:span text:style-name="T3"/></text:p>
      <text:p text:style-name="P7" loext:marker-style-name="T11"/>
      <text:list text:style-name="WWNum1">
        <text:list-item>
          <text:p text:style-name="P8" loext:marker-style-name="T9"><text:span text:style-name="T9">User Interface</text:span><text:span text:style-name="T9"/></text:p>
        </text:list-item>
        <text:list-item>
          <text:p text:style-name="P8" loext:marker-style-name="T9"><text:span text:style-name="T9">Welcome Screen</text:span><text:span text:style-name="T9"/></text:p>
        </text:list-item>
        <text:list-item>
          <text:p text:style-name="P8" loext:marker-style-name="T9"><text:span text:style-name="T9">Ask for player name</text:span><text:span text:style-name="T9"/></text:p>
        </text:list-item>
        <text:list-item>
          <text:p text:style-name="P8" loext:marker-style-name="T9"><text:span text:style-name="T9">Text-Game API (Vorple)</text:span><text:span text:style-name="T9"/></text:p>
        </text:list-item>
        <text:list-item>
          <text:p text:style-name="P8" loext:marker-style-name="T9"><text:span text:style-name="T9">Database</text:span><text:span text:style-name="T9"/></text:p>
        </text:list-item>
        <text:list-item>
          <text:p text:style-name="P8" loext:marker-style-name="T9"><text:span text:style-name="T9">Pause option</text:span><text:span text:style-name="T9"/></text:p>
        </text:list-item>
        <text:list-item>
          <text:p text:style-name="P8" loext:marker-style-name="T9"><text:span text:style-name="T9">Menu</text:span><text:span text:style-name="T9"/></text:p>
        </text:list-item>
        <text:list-item>
          <text:p text:style-name="P8" loext:marker-style-name="T9"><text:soft-page-break/><text:span text:style-name="T9">Links to helpful Websites</text:span><text:span text:style-name="T9"/></text:p>
        </text:list-item>
        <text:list-item>
          <text:p text:style-name="P8" loext:marker-style-name="T9"><text:span text:style-name="T9">Cookies for saving progress</text:span><text:span text:style-name="T9"/></text:p>
        </text:list-item>
      </text:list>
      <text:p text:style-name="P10" loext:marker-style-name="T9"/>
      <text:p text:style-name="Standard" loext:marker-style-name="T3"><text:span text:style-name="T3">Images/Visuals</text:span><text:span text:style-name="T3"/></text:p>
      <text:p text:style-name="P7" loext:marker-style-name="T11"/>
      <text:list text:style-name="WWNum3">
        <text:list-item>
          <text:p text:style-name="P11" loext:marker-style-name="T9"><text:span text:style-name="T9">Backgrounds during conversations / scenes</text:span><text:span text:style-name="T9"/></text:p>
          <text:list>
            <text:list-item>
              <text:p text:style-name="P11" loext:marker-style-name="T9"><text:span text:style-name="T9">each room / scene has a different background</text:span><text:span text:style-name="T9"/></text:p>
            </text:list-item>
            <text:list-item>
              <text:p text:style-name="P11" loext:marker-style-name="T9"><text:span text:style-name="T9">Visual effects in special moments of the game</text:span><text:span text:style-name="T9"/></text:p>
            </text:list-item>
          </text:list>
        </text:list-item>
      </text:list>
      <text:p text:style-name="P2" loext:marker-style-name="T5"/>
      <text:p text:style-name="Standard" loext:marker-style-name="T3"><text:span text:style-name="T3">Music / SFX</text:span><text:span text:style-name="T3"/></text:p>
      <text:p text:style-name="P7" loext:marker-style-name="T11"/>
      <text:list text:style-name="WWNum4">
        <text:list-item>
          <text:p text:style-name="P12" loext:marker-style-name="T9"><text:span text:style-name="T9">Soundtrack for game ( Music )</text:span><text:span text:style-name="T9"/></text:p>
        </text:list-item>
        <text:list-item>
          <text:p text:style-name="P12" loext:marker-style-name="T9"><text:span text:style-name="T9">Sound Effects (SFX)</text:span><text:span text:style-name="T9"/></text:p>
        </text:list-item>
      </text:list>
      <text:p text:style-name="P9" loext:marker-style-name="T9"/>
      <text:p text:style-name="Standard" loext:marker-style-name="T9"><text:span text:style-name="T9">___________________________________________________________________</text:span><text:span text:style-name="T9"/></text:p>
      <text:p text:style-name="P9" loext:marker-style-name="T9"/>
      <text:p text:style-name="Standard" loext:marker-style-name="T6"><text:span text:style-name="T6">Effort Estimation:</text:span><text:span text:style-name="T6"/></text:p>
      <text:p text:style-name="Standard">The effort estimation uses the tshirt model</text:p>
      <text:p text:style-name="P9" loext:marker-style-name="T9"/>
      <text:list text:style-name="WWNum5">
        <text:list-item>
          <text:p text:style-name="P13" loext:marker-style-name="T9"><text:span text:style-name="T9">Story<text:tab/><text:tab/><text:tab/><text:tab/><text:tab/>XL<text:tab/>Priority 1</text:span><text:span text:style-name="T9"/></text:p>
        </text:list-item>
        <text:list-item>
          <text:p text:style-name="P13" loext:marker-style-name="T9"><text:span text:style-name="T9">Game<text:tab/><text:tab/><text:tab/><text:tab/><text:tab/>XL<text:tab/>Priority 2</text:span><text:span text:style-name="T9"/></text:p>
        </text:list-item>
        <text:list-item>
          <text:p text:style-name="P13" loext:marker-style-name="T9"><text:span text:style-name="T9">Website / UI<text:tab/><text:tab/><text:tab/><text:tab/>L<text:tab/>Priority 1</text:span><text:span text:style-name="T9"/></text:p>
        </text:list-item>
        <text:list-item>
          <text:p text:style-name="P13" loext:marker-style-name="T9"><text:span text:style-name="T9">Images/Visuals<text:tab/> <text:tab/><text:tab/>S-M<text:tab/>Priority 3</text:span><text:span text:style-name="T9"/></text:p>
        </text:list-item>
        <text:list-item>
          <text:p text:style-name="P13" loext:marker-style-name="T9"><text:span text:style-name="T9">Music / SFX<text:tab/><text:tab/><text:tab/><text:tab/>M<text:tab/>Priority 3</text:span><text:span text:style-name="T9"/></text:p>
        </text:list-item>
        <text:list-item>
          <text:p text:style-name="P13" loext:marker-style-name="T9"><text:span text:style-name="T9">Organisation<text:tab/><text:tab/><text:tab/><text:tab/>M<text:tab/>Priority 1</text:span><text:span text:style-name="T9"/></text:p>
        </text:list-item>
      </text:list>
      <text:p text:style-name="P3" loext:marker-style-name="T8"/>
      <text:p text:style-name="P3" loext:marker-style-name="T8"/>
      <text:p text:style-name="P3" loext:marker-style-name="T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GB" style:letter-kerning="false" style:font-name-asian="Arial1" style:font-size-asian="11pt" style:language-asian="en" style:country-asian="AT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GB" style:letter-kerning="false" style:font-name-asian="Arial1" style:font-size-asian="11pt" style:language-asian="en" style:country-asian="AT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_________________________________________________________________________</text:p>
      </style:header>
      <style:footer>
        <text:p text:style-name="Standard">_________________________________________________________________________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Alissa Smajlagic</dc:creator>
    <meta:editing-cycles>2</meta:editing-cycles>
    <meta:creation-date>2024-03-11T17:58:00</meta:creation-date>
    <dc:date>2024-03-11T17:58:00</dc:date>
    <meta:editing-duration>PT1M</meta:editing-duration>
    <meta:generator>LibreOffice/24.2.4.2$Linux_X86_64 LibreOffice_project/51a6219feb6075d9a4c46691dcfe0cd9c4fff3c2</meta:generator>
    <meta:document-statistic meta:table-count="0" meta:image-count="0" meta:object-count="0" meta:page-count="2" meta:paragraph-count="50" meta:word-count="254" meta:character-count="1602" meta:non-whitespace-character-count="1407"/>
    <meta:user-defined meta:name="AppVersion">16.0000</meta:user-defined>
    <meta:template xlink:type="simple" xlink:actuate="onRequest" xlink:title="Normal" xlink:href=""/>
  </office:meta>
</office:document-meta>
</file>